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12.40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8.493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394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8.916cm"/>
    </style:style>
    <style:style style:name="co16" style:family="table-column">
      <style:table-column-properties fo:break-before="auto" style:column-width="5.212cm"/>
    </style:style>
    <style:style style:name="co17" style:family="table-column">
      <style:table-column-properties fo:break-before="auto" style:column-width="4.939cm"/>
    </style:style>
    <style:style style:name="co18" style:family="table-column">
      <style:table-column-properties fo:break-before="auto" style:column-width="3.122cm"/>
    </style:style>
    <style:style style:name="co19" style:family="table-column">
      <style:table-column-properties fo:break-before="auto" style:column-width="2.27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63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1.06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31cm" fo:break-before="auto" style:use-optimal-row-height="true"/>
    </style:style>
    <style:style style:name="ro15" style:family="table-row">
      <style:table-row-properties style:row-height="1.339cm" fo:break-before="auto" style:use-optimal-row-height="tru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0.977cm" fo:break-before="auto" style:use-optimal-row-height="true"/>
    </style:style>
    <style:style style:name="ro18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695cm" fo:break-before="auto" style:use-optimal-row-height="true"/>
    </style:style>
    <style:style style:name="ro20" style:family="table-row">
      <style:table-row-properties style:row-height="1.445cm" fo:break-before="auto" style:use-optimal-row-height="tru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0.71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4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3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13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2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46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15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fo:border-bottom="none" fo:background-color="#729fcf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80" style:family="table-cell" style:parent-style-name="Default" style:data-style-name="N0">
      <style:table-cell-properties fo:border-bottom="none" fo:background-color="#729fc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166" style:family="table-cell" style:parent-style-name="Default" style:data-style-name="N0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6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5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49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7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8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none" fo:background-color="#00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0" style:family="table-cell" style:parent-style-name="Default" style:data-style-name="N0">
      <style:table-cell-properties fo:border-bottom="none" fo:background-color="#ff860d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justify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map style:condition="is-true-formula([$Cadre.$F$28]=0)" style:apply-style-name="Good" style:base-cell-address="Cadre.F27"/>
      <style:map style:condition="is-true-formula(1)" style:apply-style-name="Good" style:base-cell-address="Cadre.F27"/>
    </style:style>
    <style:style style:name="ce22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fo:background-color="transparent" fo:border="0.06pt solid #000000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</style:style>
    <style:style style:name="ce21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fo:padding="0.071cm"/>
    </style:style>
    <style:style style:name="ce21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4" style:family="table-cell" style:parent-style-name="Default" style:data-style-name="N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49" style:family="table-cell" style:parent-style-name="Default" style:data-style-name="N0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62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start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1" style:family="table-cell" style:parent-style-name="Default" style:data-style-name="N0">
      <style:table-cell-properties fo:background-color="#ff860d" style:text-align-source="fix" style:repeat-content="false" fo:wrap-option="wrap" style:vertical-align="automatic"/>
      <style:paragraph-properties fo:text-align="center"/>
    </style:style>
    <style:style style:name="ce271" style:family="table-cell" style:parent-style-name="Default" style:data-style-name="N4">
      <style:table-cell-properties fo:background-color="#b2b2b2" style:text-align-source="fix" style:repeat-content="false" fo:wrap-option="wrap" style:vertical-align="automatic"/>
      <style:paragraph-properties fo:text-align="center"/>
    </style:style>
    <style:style style:name="ce272" style:family="table-cell" style:parent-style-name="Default" style:data-style-name="N4">
      <style:table-cell-properties fo:background-color="#00a933" style:text-align-source="fix" style:repeat-content="false" fo:wrap-option="wrap" style:vertical-align="automatic"/>
      <style:paragraph-properties fo:text-align="center"/>
    </style:style>
    <style:style style:name="ce231" style:family="table-cell" style:parent-style-name="Default" style:data-style-name="N4">
      <style:table-cell-properties style:diagonal-bl-tr="none" style:diagonal-tl-br="none" fo:border="0.74pt solid #000000" fo:padding="0.071cm" style:rotation-align="none"/>
    </style:style>
    <style:style style:name="ce198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</style:style>
    <style:style style:name="ce269" style:family="table-cell" style:parent-style-name="Default" style:data-style-name="N0">
      <style:text-properties fo:font-size="16pt" style:font-size-asian="16pt" style:font-size-complex="16pt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01" style:family="table-cell" style:parent-style-name="Default" style:data-style-name="N0">
      <style:text-properties fo:font-size="12pt" style:font-size-asian="12pt" style:font-size-complex="12pt"/>
    </style:style>
    <style:style style:name="ce280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1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wrap-option="wrap" fo:border="0.06pt solid #000000" style:vertical-align="automatic"/>
      <style:text-properties fo:font-size="12pt" style:font-size-asian="12pt" style:font-size-complex="12pt"/>
    </style:style>
    <style:style style:name="ce283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7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6" style:family="table-cell" style:parent-style-name="Default" style:data-style-name="N0">
      <style:text-properties fo:color="#ffffff" fo:font-size="16pt" style:font-size-asian="16pt" style:font-size-complex="16pt"/>
    </style:style>
    <style:style style:name="ce249" style:family="table-cell" style:parent-style-name="Default" style:data-style-name="N11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  <style:map style:condition="cell-content()&lt;0" style:apply-style-name="cf1" style:base-cell-address="ratios.F6"/>
    </style:style>
    <style:style style:name="ce250" style:family="table-cell" style:parent-style-name="Default" style:data-style-name="N11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2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 style:data-style-name="N0"/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58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Times New Roman2" style:font-name-complex="Times New Roman2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ad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/>
          <table:table-cell table:style-name="ce2" office:value-type="string" calcext:value-type="string">
            <text:p>ACTIF</text:p>
          </table:table-cell>
          <table:table-cell table:style-name="ce3" office:value-type="string" calcext:value-type="string">
            <text:p>Brut (valeur d’achat)</text:p>
          </table:table-cell>
          <table:table-cell table:style-name="ce4" office:value-type="string" calcext:value-type="string">
            <text:p>Amortissement (perte de valeur subie par le bien depuis son acquisition)</text:p>
          </table:table-cell>
          <table:table-cell table:style-name="ce3" office:value-type="string" calcext:value-type="string">
            <text:p>Net (valeur réelle actuelle)</text:p>
          </table:table-cell>
          <table:table-cell table:style-name="ce5" office:value-type="string" calcext:value-type="string">
            <text:p>PASSIF</text:p>
          </table:table-cell>
          <table:table-cell table:style-name="ce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IMMOBILISE</text:p>
          </table:table-cell>
          <table:table-cell table:style-name="ce126"/>
          <table:table-cell table:style-name="ce9"/>
          <table:table-cell table:style-name="ce8"/>
          <table:table-cell table:style-name="ce10" office:value-type="string" calcext:value-type="string">
            <text:p>CAPITAUX PROPRES</text:p>
          </table:table-cell>
          <table:table-cell table:style-name="ce11"/>
          <table:table-cell table:number-columns-repeated="16377"/>
        </table:table-row>
        <table:table-row table:style-name="ro3">
          <table:table-cell/>
          <table:table-cell table:style-name="ce12" office:value-type="string" calcext:value-type="string">
            <text:p>Immobilisations incorporelles</text:p>
          </table:table-cell>
          <table:table-cell table:style-name="ce126"/>
          <table:table-cell table:style-name="ce9"/>
          <table:table-cell table:style-name="ce24"/>
          <table:table-cell table:style-name="ce14" office:value-type="string" calcext:value-type="string">
            <text:p>Capital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'établissement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4]-[.D4]" office:value-type="float" office:value="0" calcext:value-type="float">
            <text:p>0</text:p>
          </table:table-cell>
          <table:table-cell table:style-name="ce14" office:value-type="string" calcext:value-type="string">
            <text:p>Réserv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e recherche et de développement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5]-[.D5]" office:value-type="float" office:value="0" calcext:value-type="float">
            <text:p>0</text:p>
          </table:table-cell>
          <table:table-cell table:style-name="ce19" office:value-type="string" calcext:value-type="string">
            <text:p>Résultat net de l'entreprise</text:p>
          </table:table-cell>
          <table:table-cell table:style-name="ce18" table:formula="of:=ROUND([.G42];0)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cessions, brevets, licences, marques,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6]-[.D6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6" office:value-type="string" calcext:value-type="string">
            <text:p>Fonds commercial</text:p>
          </table:table-cell>
          <table:table-cell table:style-name="ce126"/>
          <table:table-cell table:style-name="ce9"/>
          <table:table-cell table:style-name="ce24" table:formula="of:=[.C7]-[.D7]" office:value-type="float" office:value="0" calcext:value-type="float">
            <text:p>0</text:p>
          </table:table-cell>
          <table:table-cell table:style-name="ce20" office:value-type="string" calcext:value-type="string">
            <text:p>TOTAL I</text:p>
          </table:table-cell>
          <table:table-cell table:style-name="ce21" table:formula="of:=ROUND([.G3]+[.G4]+[.G5];0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/>
          <table:table-cell table:style-name="ce12"/>
          <table:table-cell table:style-name="ce8"/>
          <table:table-cell table:style-name="ce9"/>
          <table:table-cell table:style-name="ce24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Immobilisations corporelles</text:p>
          </table:table-cell>
          <table:table-cell table:style-name="ce8"/>
          <table:table-cell table:style-name="ce9"/>
          <table:table-cell table:style-name="ce24"/>
          <table:table-cell table:style-name="ce10" office:value-type="string" calcext:value-type="string">
            <text:p>DETT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Terrain</text:p>
          </table:table-cell>
          <table:table-cell table:style-name="ce17"/>
          <table:table-cell table:style-name="ce9"/>
          <table:table-cell table:style-name="ce24" table:formula="of:=[.C10]-[.D10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structions</text:p>
          </table:table-cell>
          <table:table-cell table:style-name="ce17"/>
          <table:table-cell table:style-name="ce23"/>
          <table:table-cell table:style-name="ce24" table:formula="of:=[.C11]-[.D11]" office:value-type="float" office:value="0" calcext:value-type="float">
            <text:p>0</text:p>
          </table:table-cell>
          <table:table-cell table:style-name="ce14" office:value-type="string" calcext:value-type="string">
            <text:p>Emprunts et dettes</text:p>
          </table:table-cell>
          <table:table-cell table:style-name="ce15"/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Installations techniques, matériels et outillages industriels</text:p>
          </table:table-cell>
          <table:table-cell table:style-name="ce25"/>
          <table:table-cell table:style-name="ce23"/>
          <table:table-cell table:style-name="ce24" table:formula="of:=[.C12]-[.D12]" office:value-type="float" office:value="0" calcext:value-type="float">
            <text:p>0</text:p>
          </table:table-cell>
          <table:table-cell table:style-name="ce14" office:value-type="string" calcext:value-type="string">
            <text:p>Dettes fournisseurs</text:p>
          </table:table-cell>
          <table:table-cell table:style-name="ce26"/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Autres immobilisations corporelles (matériel de transport, de bureau, informatique, …)</text:p>
          </table:table-cell>
          <table:table-cell table:style-name="ce25"/>
          <table:table-cell table:style-name="ce23"/>
          <table:table-cell table:style-name="ce24" table:formula="of:=[.C13]-[.D13]" office:value-type="float" office:value="0" calcext:value-type="float">
            <text:p>0</text:p>
          </table:table-cell>
          <table:table-cell table:style-name="ce14" office:value-type="string" calcext:value-type="string">
            <text:p>Découvert bancaire</text:p>
          </table:table-cell>
          <table:table-cell table:style-name="ce26"/>
          <table:table-cell table:number-columns-repeated="16377"/>
        </table:table-row>
        <table:table-row table:style-name="ro5">
          <table:table-cell/>
          <table:table-cell table:style-name="ce12" office:value-type="string" calcext:value-type="string">
            <text:p>Immobilisations financières</text:p>
          </table:table-cell>
          <table:table-cell table:style-name="ce17"/>
          <table:table-cell table:style-name="ce23"/>
          <table:table-cell table:style-name="ce24"/>
          <table:table-cell table:style-name="ce14" office:value-type="string" calcext:value-type="string">
            <text:p>Dettes fiscales et social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Prêts</text:p>
          </table:table-cell>
          <table:table-cell table:style-name="ce17"/>
          <table:table-cell table:style-name="ce9"/>
          <table:table-cell table:style-name="ce24" table:formula="of:=[.C15]-[.D15]" office:value-type="float" office:value="0" calcext:value-type="float">
            <text:p>0</text:p>
          </table:table-cell>
          <table:table-cell table:style-name="ce27" office:value-type="string" calcext:value-type="string">
            <text:p><text:s text:c="9"/>Impôt sur bénéfice</text:p>
          </table:table-cell>
          <table:table-cell table:style-name="ce21" table:formula="of:=[.C46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</text:p>
          </table:table-cell>
          <table:table-cell table:style-name="ce18" table:formula="of:=[.C4]+[.C5]+[.C6]+[.C7]+[.C10]+[.C12]+[.C15]+[.C13]+[.C11]" office:value-type="float" office:value="0" calcext:value-type="float">
            <text:p>0</text:p>
          </table:table-cell>
          <table:table-cell table:style-name="ce149" table:formula="of:=[.D12]+[.D10]+[.D11]+[.D13]+[.D15]+[.D7]+[.D6]+[.D5]+[.D4]" office:value-type="float" office:value="0" calcext:value-type="float">
            <text:p>0</text:p>
          </table:table-cell>
          <table:table-cell table:style-name="ce18" table:formula="of:=[.E4]+[.E5]+[.E6]+[.E7]+[.E10]+[.E11]+[.E12]+[.E13]+[.E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style-name="ce30"/>
          <table:table-cell table:style-name="ce20" office:value-type="string" calcext:value-type="string">
            <text:p>TOTAL II</text:p>
          </table:table-cell>
          <table:table-cell table:style-name="ce21" table:formula="of:=[.G11]+[.G12]+[.G13]+[.G14]+[.G15]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/>
          <table:table-cell table:style-name="ce32"/>
          <table:table-cell table:style-name="ce33"/>
          <table:table-cell table:style-name="ce1"/>
          <table:table-cell table:style-name="ce33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CIRCULANT</text:p>
          </table:table-cell>
          <table:table-cell table:style-name="ce17"/>
          <table:table-cell table:style-name="ce9"/>
          <table:table-cell table:style-name="ce17"/>
          <table:table-cell table:style-name="ce22"/>
          <table:table-cell table:style-name="ce15"/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Stocks finaux (SF) de marchandises et de MP</text:p>
          </table:table-cell>
          <table:table-cell table:style-name="ce17"/>
          <table:table-cell table:style-name="ce9"/>
          <table:table-cell table:style-name="ce17" table:formula="of:=[.C20]-[.D20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réances Clients</text:p>
          </table:table-cell>
          <table:table-cell table:style-name="ce17"/>
          <table:table-cell table:style-name="ce9"/>
          <table:table-cell table:style-name="ce17" table:formula="of:=[.C21]-[.D21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Valeurs mobilières de placement (VMP)</text:p>
          </table:table-cell>
          <table:table-cell table:style-name="ce17"/>
          <table:table-cell table:style-name="ce9"/>
          <table:table-cell table:style-name="ce17" table:formula="of:=[.C22]-[.D22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Disponibilités (argent disponible : argent liquide (caisse) et solde des comptes bancaires &gt;0)</text:p>
          </table:table-cell>
          <table:table-cell table:style-name="ce17"/>
          <table:table-cell table:style-name="ce9"/>
          <table:table-cell table:style-name="ce17" table:formula="of:=[.C23]-[.D23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I</text:p>
          </table:table-cell>
          <table:table-cell table:style-name="ce34" table:formula="of:=[.C20]+[.C21]+[.C22]+[.C23]" office:value-type="float" office:value="0" calcext:value-type="float">
            <text:p>0</text:p>
          </table:table-cell>
          <table:table-cell table:style-name="ce35" table:formula="of:=[.D23]-[.D22]+[.D21]+[.D20]" office:value-type="float" office:value="0" calcext:value-type="float">
            <text:p>0</text:p>
          </table:table-cell>
          <table:table-cell table:style-name="ce34" table:formula="of:=[.E20]+[.E21]+[.E22]+[.E23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36" office:value-type="string" calcext:value-type="string">
            <text:p>TOTAL GENERAL</text:p>
          </table:table-cell>
          <table:table-cell table:style-name="ce37" table:formula="of:=[.C16]+[.C24]" office:value-type="float" office:value="0" calcext:value-type="float">
            <text:p>0</text:p>
          </table:table-cell>
          <table:table-cell table:style-name="ce37" table:formula="of:=[.D16]+[.D24]" office:value-type="float" office:value="0" calcext:value-type="float">
            <text:p>0</text:p>
          </table:table-cell>
          <table:table-cell table:style-name="ce37" table:formula="of:=[.E16]+[.E24]" office:value-type="float" office:value="0" calcext:value-type="float">
            <text:p>0</text:p>
          </table:table-cell>
          <table:table-cell table:style-name="ce38" office:value-type="string" calcext:value-type="string">
            <text:p>TOTAL GENERAL</text:p>
          </table:table-cell>
          <table:table-cell table:style-name="ce39" table:formula="of:=[.G7]+[.G17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228" office:value-type="string" calcext:value-type="string">
            <text:p>X=Y</text:p>
          </table:table-cell>
          <table:table-cell table:number-columns-repeated="16378"/>
        </table:table-row>
        <table:table-row table:style-name="ro7">
          <table:table-cell table:number-columns-repeated="5"/>
          <table:table-cell table:style-name="ce229" table:formula="of:=[.E25]=[.G25]" office:value-type="boolean" office:boolean-value="true" calcext:value-type="boolean">
            <text:p>VRAI</text:p>
          </table:table-cell>
          <table:table-cell table:number-columns-repeated="16378"/>
        </table:table-row>
        <table:table-row table:style-name="ro7">
          <table:table-cell/>
          <table:table-cell table:style-name="ce41" office:value-type="string" calcext:value-type="string">
            <text:p>CHARGES</text:p>
          </table:table-cell>
          <table:table-cell table:style-name="ce42" office:value-type="string" calcext:value-type="string">
            <text:p>EXERCICE N</text:p>
          </table:table-cell>
          <table:table-cell table:style-name="ce43" office:value-type="string" calcext:value-type="string">
            <text:p>PRODUITS</text:p>
          </table:table-cell>
          <table:table-cell table:style-name="ce42" office:value-type="string" calcext:value-type="string">
            <text:p>EXERCICE N</text:p>
          </table:table-cell>
          <table:table-cell/>
          <table:table-cell table:style-name="ce44"/>
          <table:table-cell table:number-columns-repeated="16377"/>
        </table:table-row>
        <table:table-row table:style-name="ro7">
          <table:table-cell/>
          <table:table-cell table:style-name="ce45" office:value-type="string" calcext:value-type="string">
            <text:p>Charges d'exploitation</text:p>
          </table:table-cell>
          <table:table-cell table:style-name="ce46"/>
          <table:table-cell table:style-name="ce47" office:value-type="string" calcext:value-type="string">
            <text:p>Produits d'exploitation</text:p>
          </table:table-cell>
          <table:table-cell table:style-name="ce48"/>
          <table:table-cell/>
          <table:table-cell table:style-name="ce49"/>
          <table:table-cell table:number-columns-repeated="16377"/>
        </table:table-row>
        <table:table-row table:style-name="ro8">
          <table:table-cell/>
          <table:table-cell table:style-name="ce50" office:value-type="string" calcext:value-type="string">
            <text:p>Achats de marchandises</text:p>
          </table:table-cell>
          <table:table-cell table:style-name="ce51"/>
          <table:table-cell table:style-name="ce52" office:value-type="string" calcext:value-type="string">
            <text:p><text:s text:c="5"/>vente de marchandises</text:p>
          </table:table-cell>
          <table:table-cell table:style-name="ce53"/>
          <table:table-cell table:number-columns-repeated="16379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archandises : SI – SF</text:p>
          </table:table-cell>
          <table:table-cell table:style-name="ce152" table:formula="of:=[.K34]-[.K35]" office:value-type="float" office:value="0" calcext:value-type="float">
            <text:p>0</text:p>
          </table:table-cell>
          <table:table-cell table:style-name="ce52" office:value-type="string" calcext:value-type="string">
            <text:p><text:s text:c="5"/>Vente de produits finis</text:p>
          </table:table-cell>
          <table:table-cell table:style-name="ce53"/>
          <table:table-cell table:number-columns-repeated="16379"/>
        </table:table-row>
        <table:table-row table:style-name="ro8">
          <table:table-cell/>
          <table:table-cell table:style-name="ce56" office:value-type="string" calcext:value-type="string">
            <text:p><text:s text:c="8"/>Achats de MP et Consommables</text:p>
          </table:table-cell>
          <table:table-cell table:style-name="ce55"/>
          <table:table-cell table:style-name="ce57" office:value-type="string" calcext:value-type="string">
            <text:p><text:s text:c="5"/>Prestations de services</text:p>
          </table:table-cell>
          <table:table-cell table:style-name="ce58"/>
          <table:table-cell table:style-name="ce59" table:number-columns-repeated="2"/>
          <table:table-cell/>
          <table:table-cell table:style-name="ce59" office:value-type="string" calcext:value-type="string">
            <text:p>Variations</text:p>
          </table:table-cell>
          <table:table-cell table:style-name="ce59" office:value-type="string" calcext:value-type="string">
            <text:p>MP</text:p>
          </table:table-cell>
          <table:table-cell table:style-name="ce59" office:value-type="string" calcext:value-type="string">
            <text:p>Marchandise</text:p>
          </table:table-cell>
          <table:table-cell table:number-columns-repeated="16373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P : SI – SF</text:p>
          </table:table-cell>
          <table:table-cell table:style-name="ce152" table:formula="of:=[.J34]-[.J35]" office:value-type="float" office:value="0" calcext:value-type="float">
            <text:p>0</text:p>
          </table:table-cell>
          <table:table-cell table:style-name="ce60" office:value-type="string" calcext:value-type="string">
            <text:p>CA = Chiffre d'affaire</text:p>
          </table:table-cell>
          <table:table-cell table:style-name="ce61" table:formula="of:=[.E31]+[.E32]+[.E33]" office:value-type="float" office:value="0" calcext:value-type="float">
            <text:p>0</text:p>
          </table:table-cell>
          <table:table-cell table:style-name="ce59" office:value-type="string" calcext:value-type="string">
            <text:p>Total recettes : A</text:p>
          </table:table-cell>
          <table:table-cell table:style-name="ce62" table:formula="of:=[.E48]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SI</text:p>
          </table:table-cell>
          <table:table-cell table:style-name="ce198" table:number-columns-repeated="2"/>
          <table:table-cell table:number-columns-repeated="16373"/>
        </table:table-row>
        <table:table-row table:style-name="ro5">
          <table:table-cell/>
          <table:table-cell table:style-name="ce50" office:value-type="string" calcext:value-type="string">
            <text:p>Charges de fonctionnement (loyer, publicité, frais de déplacements, ...)</text:p>
          </table:table-cell>
          <table:table-cell table:style-name="ce63"/>
          <table:table-cell table:style-name="ce52" office:value-type="string" calcext:value-type="string">
            <text:p><text:s text:c="5"/>Subvention d’exploitation</text:p>
          </table:table-cell>
          <table:table-cell table:style-name="ce53"/>
          <table:table-cell table:style-name="ce59" office:value-type="string" calcext:value-type="string">
            <text:p>Total des dépenses : B</text:p>
          </table:table-cell>
          <table:table-cell table:style-name="ce64" table:formula="of:=[.C48]"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SF</text:p>
          </table:table-cell>
          <table:table-cell table:style-name="ce198" table:number-columns-repeated="2"/>
          <table:table-cell table:number-columns-repeated="16373"/>
        </table:table-row>
        <table:table-row table:style-name="ro9">
          <table:table-cell/>
          <table:table-cell table:style-name="ce50" office:value-type="string" calcext:value-type="string">
            <text:p>Impôts, taxes et versements assimilés</text:p>
          </table:table-cell>
          <table:table-cell table:style-name="ce51"/>
          <table:table-cell table:style-name="ce60" office:value-type="string" calcext:value-type="string">
            <text:p>Total des produits d'exploitation (I)</text:p>
          </table:table-cell>
          <table:table-cell table:style-name="ce61" table:formula="of:=[.E34]+[.E35]" office:value-type="float" office:value="0" calcext:value-type="float">
            <text:p>0</text:p>
          </table:table-cell>
          <table:table-cell table:style-name="ce59" office:value-type="string" calcext:value-type="string">
            <text:p>Résultat (Bénéfice brut ou perte)  : A – B</text:p>
          </table:table-cell>
          <table:table-cell table:style-name="ce65" table:formula="of:=[.G34]-[.G35]" office:value-type="float" office:value="0" calcext:value-type="float">
            <text:p>0</text:p>
          </table:table-cell>
          <table:table-cell/>
          <table:table-cell table:style-name="ce59"/>
          <table:table-cell table:style-name="ce65" table:number-columns-repeated="2"/>
          <table:table-cell table:number-columns-repeated="16373"/>
        </table:table-row>
        <table:table-row table:style-name="ro8">
          <table:table-cell/>
          <table:table-cell table:style-name="ce50" office:value-type="string" calcext:value-type="string">
            <text:p>Salaires et traitements</text:p>
          </table:table-cell>
          <table:table-cell table:style-name="ce51"/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50" office:value-type="string" calcext:value-type="string">
            <text:p>Charges sociales</text:p>
          </table:table-cell>
          <table:table-cell table:style-name="ce51"/>
          <table:table-cell table:style-name="ce67"/>
          <table:table-cell table:style-name="ce68"/>
          <table:table-cell office:value-type="string" calcext:value-type="string">
            <text:p>Si :</text:p>
          </table:table-cell>
          <table:table-cell table:number-columns-repeated="16378"/>
        </table:table-row>
        <table:table-row table:style-name="ro10">
          <table:table-cell/>
          <table:table-cell table:style-name="ce69" office:value-type="string" calcext:value-type="string">
            <text:p><text:span text:style-name="T1">Dotation aux Amortissements</text:span></text:p>
          </table:table-cell>
          <table:table-cell table:style-name="ce51"/>
          <table:table-cell table:style-name="ce67"/>
          <table:table-cell table:style-name="ce68"/>
          <table:table-cell table:style-name="ce70" office:value-type="string" calcext:value-type="string">
            <text:p>Resultat &lt;0</text:p>
          </table:table-cell>
          <table:table-cell table:style-name="ce71" table:formula="of:=IF([.G36]&lt;0;[.G36];0)" office:value-type="float" office:value="0" calcext:value-type="float">
            <text:p>0</text:p>
          </table:table-cell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d'exploitation (I)</text:p>
          </table:table-cell>
          <table:table-cell table:style-name="ce72" table:formula="of:=[.C31]+[.C32]+[.C33]+[.C34]+[.C35]+[.C36]+[.C37]+[.C38]+[.C39]" office:value-type="float" office:value="0" calcext:value-type="float">
            <text:p>0</text:p>
          </table:table-cell>
          <table:table-cell table:style-name="ce67"/>
          <table:table-cell table:style-name="ce68"/>
          <table:table-cell table:style-name="ce70" office:value-type="string" calcext:value-type="string">
            <text:p>Résultat &gt;0 , alors :</text:p>
          </table:table-cell>
          <table:table-cell table:number-columns-repeated="16378"/>
        </table:table-row>
        <table:table-row table:style-name="ro11">
          <table:table-cell/>
          <table:table-cell table:style-name="ce73" office:value-type="string" calcext:value-type="string">
            <text:p>Charges financières</text:p>
          </table:table-cell>
          <table:table-cell table:style-name="ce46"/>
          <table:table-cell table:style-name="ce47" office:value-type="string" calcext:value-type="string">
            <text:p>Produits financiers</text:p>
          </table:table-cell>
          <table:table-cell table:style-name="ce53"/>
          <table:table-cell table:style-name="ce74" office:value-type="string" calcext:value-type="string">
            <text:p>Impôt sur le bénéfice = 1/3* Résultat</text:p>
          </table:table-cell>
          <table:table-cell table:style-name="ce271" table:formula="of:=IF([.G36]&gt;0;[.G36]*1/3&#10;;0)" office:value-type="float" office:value="0" calcext:value-type="float">
            <text:p>0,00</text:p>
          </table:table-cell>
          <table:table-cell table:number-columns-repeated="16377"/>
        </table:table-row>
        <table:table-row table:style-name="ro12">
          <table:table-cell/>
          <table:table-cell table:style-name="ce76" office:value-type="string" calcext:value-type="string">
            <text:p>Intérêts des emprunts</text:p>
          </table:table-cell>
          <table:table-cell table:style-name="ce51"/>
          <table:table-cell table:style-name="ce52" office:value-type="string" calcext:value-type="string">
            <text:p><text:s text:c="5"/>Intérêts des placements</text:p>
          </table:table-cell>
          <table:table-cell table:style-name="ce53"/>
          <table:table-cell table:style-name="ce74" office:value-type="string" calcext:value-type="string">
            <text:p>Bénéfice net = 2/3 * Résultat</text:p>
          </table:table-cell>
          <table:table-cell table:style-name="ce272" table:formula="of:=IF([.G36]&gt;0;[.G36]*2/3&#10;;0)" office:value-type="float" office:value="0" calcext:value-type="float">
            <text:p>0,00</text:p>
          </table:table-cell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financières (II)</text:p>
          </table:table-cell>
          <table:table-cell table:style-name="ce72" table:formula="of:=[.C42]" office:value-type="float" office:value="0" calcext:value-type="float">
            <text:p>0</text:p>
          </table:table-cell>
          <table:table-cell table:style-name="ce60" office:value-type="string" calcext:value-type="string">
            <text:p>Total des produits financiers (II)</text:p>
          </table:table-cell>
          <table:table-cell table:style-name="ce61" table:formula="of:=[.E42]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78" office:value-type="string" calcext:value-type="string">
            <text:p>Charges exceptionnelles (III)</text:p>
          </table:table-cell>
          <table:table-cell table:style-name="ce72"/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79" office:value-type="string" calcext:value-type="string">
            <text:p>Participation des salariés aux fruits de l'expansion (IV)</text:p>
          </table:table-cell>
          <table:table-cell table:style-name="ce80"/>
          <table:table-cell table:style-name="ce78" office:value-type="string" calcext:value-type="string">
            <text:p>Produits exceptionnels (III)</text:p>
          </table:table-cell>
          <table:table-cell table:style-name="ce61"/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Impôts sur les bénéfices (V)</text:p>
          </table:table-cell>
          <table:table-cell table:style-name="ce166" table:formula="of:=ROUND([.G41];0)" office:value-type="float" office:value="0" calcext:value-type="float">
            <text:p>0</text:p>
          </table:table-cell>
          <table:table-cell table:style-name="ce83"/>
          <table:table-cell table:style-name="ce68"/>
          <table:table-cell table:number-columns-repeated="16379"/>
        </table:table-row>
        <table:table-row table:style-name="ro8">
          <table:table-cell/>
          <table:table-cell table:style-name="ce84"/>
          <table:table-cell table:style-name="ce51"/>
          <table:table-cell table:style-name="ce85"/>
          <table:table-cell table:style-name="ce53"/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Total des charges (I+II+III+IV+V)</text:p>
          </table:table-cell>
          <table:table-cell table:style-name="ce86" table:formula="of:=[.C40]+[.C43]+[.C44]+[.C45]" office:value-type="float" office:value="0" calcext:value-type="float">
            <text:p>0</text:p>
          </table:table-cell>
          <table:table-cell table:style-name="ce78" office:value-type="string" calcext:value-type="string">
            <text:p>Total des produits (I+II+III)</text:p>
          </table:table-cell>
          <table:table-cell table:style-name="ce87" table:formula="of:=[.E36]+[.E43]+[.E45]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88" office:value-type="string" calcext:value-type="string">
            <text:p>Bénéfice net</text:p>
          </table:table-cell>
          <table:table-cell table:style-name="ce168" table:formula="of:=ROUND([.G42];0)" office:value-type="float" office:value="0" calcext:value-type="float">
            <text:p>0</text:p>
          </table:table-cell>
          <table:table-cell table:style-name="ce60" office:value-type="string" calcext:value-type="string">
            <text:p>Perte</text:p>
          </table:table-cell>
          <table:table-cell table:style-name="ce90" table:formula="of:=ROUND([.G39];0)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91" office:value-type="string" calcext:value-type="string">
            <text:p>TOTAL GENERAL</text:p>
          </table:table-cell>
          <table:table-cell table:style-name="ce92" table:formula="of:=[.E48]" office:value-type="float" office:value="0" calcext:value-type="float">
            <text:p>0</text:p>
          </table:table-cell>
          <table:table-cell table:style-name="ce93" office:value-type="string" calcext:value-type="string">
            <text:p>TOTAL GENERAL</text:p>
          </table:table-cell>
          <table:table-cell table:style-name="ce94" table:formula="of:=[.E48]" office:value-type="float" office:value="0" calcext:value-type="float">
            <text:p>0</text:p>
          </table:table-cell>
          <table:table-cell table:number-columns-repeated="16379"/>
        </table:table-row>
        <table:table-row table:style-name="ro7" table:number-rows-repeated="2">
          <table:table-cell table:number-columns-repeated="16384"/>
        </table:table-row>
        <table:table-row table:style-name="ro13" table:number-rows-repeated="3">
          <table:table-cell table:number-columns-repeated="16384"/>
        </table:table-row>
        <table:table-row table:style-name="ro14">
          <table:table-cell/>
          <table:table-cell table:style-name="ce118" office:value-type="string" calcext:value-type="string">
            <text:p>PRODUITS (A)</text:p>
          </table:table-cell>
          <table:table-cell table:style-name="ce118" office:value-type="string" calcext:value-type="string">
            <text:p>Montant</text:p>
          </table:table-cell>
          <table:table-cell table:style-name="ce118" office:value-type="string" calcext:value-type="string">
            <text:p>CHARGES (B)</text:p>
          </table:table-cell>
          <table:table-cell table:style-name="ce118" office:value-type="string" calcext:value-type="string">
            <text:p>Montants</text:p>
          </table:table-cell>
          <table:table-cell table:style-name="ce118" office:value-type="string" calcext:value-type="string" table:number-columns-spanned="2" table:number-rows-spanned="1">
            <text:p>SOLDES INTERMEDIAIRES DE GESTION <text:s/>(A - B)</text:p>
          </table:table-cell>
          <table:covered-table-cell table:style-name="ce118"/>
          <table:table-cell table:number-columns-repeated="16377"/>
        </table:table-row>
        <table:table-row table:style-name="ro15">
          <table:table-cell/>
          <table:table-cell table:style-name="ce125" office:value-type="string" calcext:value-type="string">
            <text:p>Ventes marchandises</text:p>
          </table:table-cell>
          <table:table-cell table:style-name="ce157" table:formula="of:=[.E31]" office:value-type="float" office:value="0" calcext:value-type="float">
            <text:p>0,00</text:p>
          </table:table-cell>
          <table:table-cell table:style-name="ce178" office:value-type="string" calcext:value-type="string">
            <text:p>Coût d'achat des marchandises vendues (Achats de marchandises + variation de stock de marchandises) </text:p>
          </table:table-cell>
          <table:table-cell table:style-name="ce157" table:formula="of:=[.C31]+[.C32]" office:value-type="float" office:value="0" calcext:value-type="float">
            <text:p>0,00</text:p>
          </table:table-cell>
          <table:table-cell table:style-name="ce210" office:value-type="string" calcext:value-type="string">
            <text:p>Marge commerciale</text:p>
          </table:table-cell>
          <table:table-cell table:style-name="ce231" table:formula="of:=[.C57]-[.E57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27" office:value-type="string" calcext:value-type="string">
            <text:p>Vente de produits finis</text:p>
          </table:table-cell>
          <table:table-cell table:style-name="ce158" table:formula="of:=[.E32]" office:value-type="float" office:value="0" calcext:value-type="float">
            <text:p>0,00</text:p>
          </table:table-cell>
          <table:table-cell table:style-name="ce179"/>
          <table:table-cell table:style-name="ce158"/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28" office:value-type="string" calcext:value-type="string">
            <text:p>Prestations de services</text:p>
          </table:table-cell>
          <table:table-cell table:style-name="ce159" table:formula="of:=[.E33]" office:value-type="float" office:value="0" calcext:value-type="float">
            <text:p>0,00</text:p>
          </table:table-cell>
          <table:table-cell table:style-name="ce181"/>
          <table:table-cell table:style-name="ce159"/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29"/>
          <table:table-cell table:style-name="ce160"/>
          <table:table-cell table:style-name="ce181"/>
          <table:table-cell table:style-name="ce160"/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0" office:value-type="string" calcext:value-type="string">
            <text:p>Total</text:p>
          </table:table-cell>
          <table:table-cell table:style-name="ce161" table:formula="of:=[.C58]+[.C59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61" table:formula="of:=[.E58]+[.E59]+[.E60]" office:value-type="float" office:value="0" calcext:value-type="float">
            <text:p>0,00</text:p>
          </table:table-cell>
          <table:table-cell table:style-name="ce212" office:value-type="string" calcext:value-type="string">
            <text:p>Production de l'exercice</text:p>
          </table:table-cell>
          <table:table-cell table:style-name="ce231" table:formula="of:=[.C61]-[.E61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Production de l'exercice</text:p>
          </table:table-cell>
          <table:table-cell table:style-name="ce158" table:formula="of:=[.G61]" office:value-type="float" office:value="0" calcext:value-type="float">
            <text:p>0,00</text:p>
          </table:table-cell>
          <table:table-cell table:style-name="ce200" office:value-type="string" calcext:value-type="string" table:number-columns-spanned="1" table:number-rows-spanned="2">
            <text:p>Consommations en provenance de tiers (achats de MP + variation de stock de MP + charges de fonctionnement)</text:p>
          </table:table-cell>
          <table:table-cell table:style-name="ce158" table:formula="of:=[.C33]+[.C34]+[.C35]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2" office:value-type="string" calcext:value-type="string">
            <text:p>Marge commerciale</text:p>
          </table:table-cell>
          <table:table-cell table:style-name="ce160" table:formula="of:=[.G57]" office:value-type="float" office:value="0" calcext:value-type="float">
            <text:p>0,00</text:p>
          </table:table-cell>
          <table:covered-table-cell table:style-name="ce200"/>
          <table:table-cell table:style-name="ce160"/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9" table:formula="of:=[.C62]+[.C63]" office:value-type="float" office:value="0" calcext:value-type="float">
            <text:p>0,00</text:p>
          </table:table-cell>
          <table:table-cell table:style-name="ce133" office:value-type="string" calcext:value-type="string">
            <text:p>Total</text:p>
          </table:table-cell>
          <table:table-cell table:style-name="ce159" table:formula="of:=[.E62]+[.E63]" office:value-type="float" office:value="0" calcext:value-type="float">
            <text:p>0,00</text:p>
          </table:table-cell>
          <table:table-cell table:style-name="ce212" office:value-type="string" calcext:value-type="string">
            <text:p>Valeur ajoutée</text:p>
          </table:table-cell>
          <table:table-cell table:style-name="ce231" table:formula="of:=[.C64]-[.E64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Valeur ajoutée</text:p>
          </table:table-cell>
          <table:table-cell table:style-name="ce158" table:formula="of:=[.G64]" office:value-type="float" office:value="0" calcext:value-type="float">
            <text:p>0,00</text:p>
          </table:table-cell>
          <table:table-cell table:style-name="ce179" office:value-type="string" calcext:value-type="string">
            <text:p>Impôts taxes</text:p>
          </table:table-cell>
          <table:table-cell table:style-name="ce158" table:formula="of:=[.C36]" office:value-type="float" office:value="0" calcext:value-type="float">
            <text:p>0,00</text:p>
          </table:table-cell>
          <table:table-cell table:style-name="ce236" office:value-type="string" calcext:value-type="string" table:number-columns-spanned="1" table:number-rows-spanned="3">
            <text:p>Excedent Brut d'Exploitation (si &gt;0) ou Insuffisance Brute d'exploitation (si &lt;0)</text:p>
          </table:table-cell>
          <table:table-cell table:style-name="ce231"/>
          <table:table-cell table:number-columns-repeated="16377"/>
        </table:table-row>
        <table:table-row table:style-name="ro17">
          <table:table-cell/>
          <table:table-cell table:style-name="ce134" office:value-type="string" calcext:value-type="string">
            <text:p>Subv. D'exploitation</text:p>
          </table:table-cell>
          <table:table-cell table:style-name="ce160" table:formula="of:=[.E35]" office:value-type="float" office:value="0" calcext:value-type="float">
            <text:p>0,00</text:p>
          </table:table-cell>
          <table:table-cell table:style-name="ce181" office:value-type="string" calcext:value-type="string">
            <text:p>Charges de personnel (Salaires et Traitements et Charges sociales)</text:p>
          </table:table-cell>
          <table:table-cell table:style-name="ce160" table:formula="of:=[.C37]+[.C38]" office:value-type="float" office:value="0" calcext:value-type="float">
            <text:p>0,00</text:p>
          </table:table-cell>
          <table:covered-table-cell table:style-name="ce236"/>
          <table:table-cell table:style-name="ce231" table:formula="of:=[.C67]-[.E67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9" table:formula="of:=[.C65]+[.C66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59" table:formula="of:=[.E65]+[.E66]" office:value-type="float" office:value="0" calcext:value-type="float">
            <text:p>0,00</text:p>
          </table:table-cell>
          <table:covered-table-cell table:style-name="ce236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Excédent Brut d'Exploitation</text:p>
          </table:table-cell>
          <table:table-cell table:style-name="ce158" table:formula="of:=IF([.G66]&gt;0;[.G66];0)" office:value-type="float" office:value="0" calcext:value-type="float">
            <text:p>0,00</text:p>
          </table:table-cell>
          <table:table-cell table:style-name="ce184" office:value-type="string" calcext:value-type="string">
            <text:p>Insuffisance Brute d'Exploitation</text:p>
          </table:table-cell>
          <table:table-cell table:style-name="ce158" table:formula="of:=IF([.G66]&lt;0;[.G66];0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59"/>
          <table:table-cell table:style-name="ce181" office:value-type="string" calcext:value-type="string">
            <text:p>Dotations aux amort. et aux prov (DAP)</text:p>
          </table:table-cell>
          <table:table-cell table:style-name="ce159" table:formula="of:=[.C39]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7" table:formula="of:=[.C68]+[.C69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57" table:formula="of:=[.E68]+[.E69]" office:value-type="float" office:value="0" calcext:value-type="float">
            <text:p>0,00</text:p>
          </table:table-cell>
          <table:table-cell table:style-name="ce214" office:value-type="string" calcext:value-type="string">
            <text:p>Résultat d'Exploitation</text:p>
          </table:table-cell>
          <table:table-cell table:style-name="ce231" table:formula="of:=[.C70]-[.E70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Résultat d'Exploitation (si &gt;0)</text:p>
          </table:table-cell>
          <table:table-cell table:style-name="ce159" table:formula="of:=ABS(IF([.G70]&gt;0;[.G70];0))" office:value-type="float" office:value="0" calcext:value-type="float">
            <text:p>0,00</text:p>
          </table:table-cell>
          <table:table-cell table:style-name="ce184" office:value-type="string" calcext:value-type="string">
            <text:p>Résultat d'exploitation (si &lt;0)</text:p>
          </table:table-cell>
          <table:table-cell table:style-name="ce159" table:formula="of:=ABS(IF([.G70]&lt;0;[.G70];0)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 office:value-type="string" calcext:value-type="string">
            <text:p>Produits financiers</text:p>
          </table:table-cell>
          <table:table-cell table:style-name="ce160" table:formula="of:=[.E43]" office:value-type="float" office:value="0" calcext:value-type="float">
            <text:p>0,00</text:p>
          </table:table-cell>
          <table:table-cell table:style-name="ce181" office:value-type="string" calcext:value-type="string">
            <text:p>Charges financières</text:p>
          </table:table-cell>
          <table:table-cell table:style-name="ce160" table:formula="of:=[.C43]" office:value-type="float" office:value="0" calcext:value-type="float">
            <text:p>0,00</text:p>
          </table:table-cell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60" table:formula="of:=[.C71]+[.C72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60" table:formula="of:=[.E71]+[.E72]" office:value-type="float" office:value="0" calcext:value-type="float">
            <text:p>0,00</text:p>
          </table:table-cell>
          <table:table-cell table:style-name="ce214" office:value-type="string" calcext:value-type="string">
            <text:p>Résultat Courant avant Impôts</text:p>
          </table:table-cell>
          <table:table-cell table:style-name="ce231" table:formula="of:=[.C73]-[.E73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25" office:value-type="string" calcext:value-type="string">
            <text:p>Produits exceptionnels</text:p>
          </table:table-cell>
          <table:table-cell table:style-name="ce158" table:formula="of:=[.E45]" office:value-type="float" office:value="0" calcext:value-type="float">
            <text:p>0,00</text:p>
          </table:table-cell>
          <table:table-cell table:style-name="ce178" office:value-type="string" calcext:value-type="string">
            <text:p>Charges exceptionnelles</text:p>
          </table:table-cell>
          <table:table-cell table:style-name="ce158" table:formula="of:=[.C44]" office:value-type="float" office:value="0" calcext:value-type="float">
            <text:p>0,00</text:p>
          </table:table-cell>
          <table:table-cell table:style-name="ce215" office:value-type="string" calcext:value-type="string">
            <text:p>Résultat exceptionnel</text:p>
          </table:table-cell>
          <table:table-cell table:style-name="ce231" table:formula="of:=[.C74]-[.E74]" office:value-type="float" office:value="0" calcext:value-type="float">
            <text:p>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Résultat Courant avant Impôts (si&gt;0)</text:p>
          </table:table-cell>
          <table:table-cell table:style-name="ce159" table:formula="of:=ABS(IF([.G73]&gt;0;[.G73];0))" office:value-type="float" office:value="0" calcext:value-type="float">
            <text:p>0,00</text:p>
          </table:table-cell>
          <table:table-cell table:style-name="ce184" office:value-type="string" calcext:value-type="string">
            <text:p>Résultat Courant avant Impôts (si&lt;0)</text:p>
          </table:table-cell>
          <table:table-cell table:style-name="ce159" table:formula="of:=ABS(IF([.G73]&lt;0;[.G73];0)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2" office:value-type="string" calcext:value-type="string">
            <text:p>Résultat exceptionnel (si&gt;0)</text:p>
          </table:table-cell>
          <table:table-cell table:style-name="ce159" table:formula="of:=IF([.G74]&gt;0;[.G74];0)" office:value-type="float" office:value="0" calcext:value-type="float">
            <text:p>0,00</text:p>
          </table:table-cell>
          <table:table-cell table:style-name="ce185" office:value-type="string" calcext:value-type="string">
            <text:p>Résultat exceptionnel (si&lt;0)</text:p>
          </table:table-cell>
          <table:table-cell table:style-name="ce159" table:formula="of:=IF([.G74]&lt;0;[.G74];0)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59"/>
          <table:table-cell table:style-name="ce181" office:value-type="string" calcext:value-type="string">
            <text:p>Participation des salariés</text:p>
          </table:table-cell>
          <table:table-cell table:style-name="ce159" table:formula="of:=[.C45]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60"/>
          <table:table-cell table:style-name="ce181" office:value-type="string" calcext:value-type="string">
            <text:p>Impôts sur les bénéfices</text:p>
          </table:table-cell>
          <table:table-cell table:style-name="ce160" table:formula="of:=[.C46]" office:value-type="float" office:value="0" calcext:value-type="float">
            <text:p>0,00</text:p>
          </table:table-cell>
          <table:table-cell table:style-name="ce239" office:value-type="string" calcext:value-type="string" table:number-columns-spanned="1" table:number-rows-spanned="2">
            <text:p>Résultat net de l'exercice</text:p>
          </table:table-cell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60" table:formula="of:=[.C75]+[.C76]+[.C77]+[.C78]" office:value-type="float" office:value="0" calcext:value-type="float">
            <text:p>0,00</text:p>
          </table:table-cell>
          <table:table-cell table:style-name="ce182" office:value-type="string" calcext:value-type="string">
            <text:p>Total</text:p>
          </table:table-cell>
          <table:table-cell table:style-name="ce160" table:formula="of:=[.E75]+[.E76]+[.E77]+[.E78]" office:value-type="float" office:value="0" calcext:value-type="float">
            <text:p>0,00</text:p>
          </table:table-cell>
          <table:covered-table-cell table:style-name="ce239"/>
          <table:table-cell table:style-name="ce231" table:formula="of:=[.C79]-[.E79]" office:value-type="float" office:value="0" calcext:value-type="float">
            <text:p>0,00</text:p>
          </table:table-cell>
          <table:table-cell table:number-columns-repeated="16377"/>
        </table:table-row>
        <table:table-row table:style-name="ro18" table:number-rows-repeated="1048496">
          <table:table-cell table:number-columns-repeated="16384"/>
        </table:table-row>
        <table:table-row table:style-name="ro18">
          <table:table-cell table:number-columns-repeated="16384"/>
        </table:table-row>
        <table:named-expressions>
          <table:named-range table:name="Print_Area" table:base-cell-address="$Cadre.$A$1" table:cell-range-address="Cadre.$A$1:Cadre.$G$50"/>
        </table:named-expressions>
        <calcext:conditional-formats>
          <calcext:conditional-format calcext:target-range-address="Cadre.F27:Cadre.F27">
            <calcext:condition calcext:apply-style-name="Good" calcext:value="formula-is([$Cadre.$F$28]=0)" calcext:base-cell-address="Cadre.F27"/>
            <calcext:condition calcext:apply-style-name="Good" calcext:value="formula-is(1)" calcext:base-cell-address="Cadre.F27"/>
          </calcext:conditional-format>
        </calcext:conditional-formats>
      </table:table>
      <table:table table:name="ratios" table:style-name="ta1">
        <table:table-column table:style-name="co13" table:default-cell-style-name="ce269"/>
        <table:table-column table:style-name="co14" table:default-cell-style-name="ce269"/>
        <table:table-column table:style-name="co15" table:number-columns-repeated="2" table:default-cell-style-name="ce269"/>
        <table:table-column table:style-name="co16" table:default-cell-style-name="ce269"/>
        <table:table-column table:style-name="co17" table:default-cell-style-name="ce269"/>
        <table:table-column table:style-name="co13" table:default-cell-style-name="ce269"/>
        <table:table-column table:style-name="co18" table:default-cell-style-name="ce269"/>
        <table:table-column table:style-name="co19" table:number-columns-repeated="1018" table:default-cell-style-name="ce269"/>
        <table:table-column table:style-name="co12" table:number-columns-repeated="15358" table:default-cell-style-name="ce1"/>
        <table:table-row table:style-name="ro19" table:number-rows-repeated="4">
          <table:table-cell table:number-columns-repeated="16384"/>
        </table:table-row>
        <table:table-row table:style-name="ro19">
          <table:table-cell table:number-columns-repeated="5"/>
          <table:table-cell table:style-name="ce96"/>
          <table:table-cell table:number-columns-repeated="2"/>
          <table:table-cell table:style-name="ce96"/>
          <table:table-cell table:number-columns-repeated="16375"/>
        </table:table-row>
        <table:table-row table:style-name="ro17">
          <table:table-cell table:style-name="ce102" office:value-type="string" calcext:value-type="string" table:number-columns-spanned="1" table:number-rows-spanned="4">
            <text:p>Calculés à partir du compte de résultat</text:p>
          </table:table-cell>
          <table:table-cell/>
          <table:table-cell table:style-name="ce97" office:value-type="string" calcext:value-type="string">
            <text:p>Résultat d'exploitation</text:p>
          </table:table-cell>
          <table:table-cell table:style-name="ce98" office:value-type="string" calcext:value-type="string">
            <text:p>L'entreprise dégage des bénéfices grâce à son activité</text:p>
          </table:table-cell>
          <table:table-cell table:style-name="ce98" office:value-type="string" calcext:value-type="string">
            <text:p>Toujours &gt;0 et &gt; res exceptionnel</text:p>
          </table:table-cell>
          <table:table-cell table:style-name="ce249" table:formula="of:=[$Cadre.E36]-[$Cadre.C40]" office:value-type="currency" office:currency="EUR" office:value="0" calcext:value-type="currency">
            <text:p>0,00 €</text:p>
          </table:table-cell>
          <table:table-cell office:value-type="string" calcext:value-type="string">
            <text:p>'= Produits d’exploitation – Charges d’exploitation</text:p>
          </table:table-cell>
          <table:table-cell/>
          <table:table-cell table:style-name="ce96"/>
          <table:table-cell table:style-name="ce1"/>
          <table:table-cell/>
          <table:table-cell office:value-type="string" calcext:value-type="string">
            <text:p>Permet de dire que l'entrpri</text:p>
          </table:table-cell>
          <table:table-cell table:number-columns-repeated="16372"/>
        </table:table-row>
        <table:table-row table:style-name="ro19">
          <table:covered-table-cell/>
          <table:table-cell/>
          <table:table-cell table:style-name="ce97" office:value-type="string" calcext:value-type="string">
            <text:p>Résultat financier <text:s text:c="2"/></text:p>
          </table:table-cell>
          <table:table-cell table:style-name="ce98" office:value-type="string" calcext:value-type="string">
            <text:p>Bilan de la politique financière de l'entreprise</text:p>
          </table:table-cell>
          <table:table-cell table:style-name="ce97" office:value-type="string" calcext:value-type="string">
            <text:p>Proche de 0</text:p>
          </table:table-cell>
          <table:table-cell table:style-name="ce250" table:formula="of:=[$Cadre.E43]-[$Cadre.C43]" office:value-type="currency" office:currency="EUR" office:value="0" calcext:value-type="currency">
            <text:p>0,00 €</text:p>
          </table:table-cell>
          <table:table-cell office:value-type="string" calcext:value-type="string">
            <text:p>'=Produits financiers – Charges financiè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9">
          <table:covered-table-cell/>
          <table:table-cell/>
          <table:table-cell table:style-name="ce97" office:value-type="string" calcext:value-type="string">
            <text:p>Résultat exceptionnel <text:s/></text:p>
          </table:table-cell>
          <table:table-cell table:style-name="ce98" office:value-type="string" calcext:value-type="string">
            <text:p>Elements exceptionnels perçus par l'entreprise</text:p>
          </table:table-cell>
          <table:table-cell table:style-name="ce97" office:value-type="string" calcext:value-type="string">
            <text:p><text:s/>proche de 0</text:p>
          </table:table-cell>
          <table:table-cell table:style-name="ce250" table:formula="of:=[$Cadre.E45]-[$Cadre.C44]" office:value-type="currency" office:currency="EUR" office:value="0" calcext:value-type="currency">
            <text:p>0,00 €</text:p>
          </table:table-cell>
          <table:table-cell office:value-type="string" calcext:value-type="string">
            <text:p>'=Produits exceptionnels – Charges exceptionnell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Ratio de profitabilité (%) <text:s/></text:p>
          </table:table-cell>
          <table:table-cell table:style-name="ce98" office:value-type="string" calcext:value-type="string">
            <text:p>A destination des commerciaux de l'entreprise. Baisse maximale du Prix de vente à proposer aux clients</text:p>
          </table:table-cell>
          <table:table-cell table:style-name="ce97" office:value-type="string" calcext:value-type="string">
            <text:p>Doit être &gt; 20%</text:p>
          </table:table-cell>
          <table:table-cell table:style-name="ce251" table:formula="of:=[$Cadre.C49]/[$Cadre.E34]" office:value-type="string" office:string-value="" calcext:value-type="error">
            <text:p>#DIV/0 !</text:p>
          </table:table-cell>
          <table:table-cell office:value-type="string" calcext:value-type="string">
            <text:p>'=Bénéfice net / Chiffre d’affaire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9">
          <table:table-cell table:number-columns-repeated="16384"/>
        </table:table-row>
        <table:table-row table:style-name="ro17">
          <table:table-cell table:style-name="ce102" office:value-type="string" calcext:value-type="string" table:number-columns-spanned="1" table:number-rows-spanned="4">
            <text:p>Calculés à partir du bilan</text:p>
          </table:table-cell>
          <table:table-cell/>
          <table:table-cell table:style-name="ce97" office:value-type="string" calcext:value-type="string">
            <text:p>Ratio de rentabilité (%) <text:s/></text:p>
          </table:table-cell>
          <table:table-cell table:style-name="ce98" office:value-type="string" calcext:value-type="string">
            <text:p>A destination des actionnaires. Intérêts des placements</text:p>
          </table:table-cell>
          <table:table-cell table:style-name="ce97" office:value-type="string" calcext:value-type="string">
            <text:p>Doit être supérieur à 4%</text:p>
          </table:table-cell>
          <table:table-cell table:style-name="ce251" table:formula="of:=[$Cadre.C49]/[$Cadre.G7]" office:value-type="string" office:string-value="" calcext:value-type="error">
            <text:p>#DIV/0 !</text:p>
          </table:table-cell>
          <table:table-cell office:value-type="string" calcext:value-type="string">
            <text:p>'=Résultat net / Capitaux prop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7">
          <table:covered-table-cell/>
          <table:table-cell/>
          <table:table-cell table:style-name="ce97" office:value-type="string" calcext:value-type="string">
            <text:p>Ratio d'indépendance financière </text:p>
          </table:table-cell>
          <table:table-cell table:style-name="ce98" office:value-type="string" calcext:value-type="string">
            <text:p>A destination des banquiers. Capacité à rembourser toutes les dettes de l'entreprise</text:p>
          </table:table-cell>
          <table:table-cell table:style-name="ce97" office:value-type="string" calcext:value-type="string">
            <text:p><text:s/>Doit être supérieur à 1</text:p>
          </table:table-cell>
          <table:table-cell table:style-name="ce252" table:formula="of:=[$Cadre.G7]/[$Cadre.G17]" office:value-type="string" office:string-value="" calcext:value-type="error">
            <text:p>#DIV/0 !</text:p>
          </table:table-cell>
          <table:table-cell office:value-type="string" calcext:value-type="string">
            <text:p>'=Capitaux propres / Dett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Ratio de liquidité <text:s/></text:p>
          </table:table-cell>
          <table:table-cell table:style-name="ce98" office:value-type="string" calcext:value-type="string">
            <text:p>A destination des fournisseurs. Capacité à payer les fournisseurs. Si &lt;1 ==&gt; risque de dépôt de bilan</text:p>
          </table:table-cell>
          <table:table-cell table:style-name="ce97" office:value-type="string" calcext:value-type="string">
            <text:p>Doit être supérieur à 1</text:p>
          </table:table-cell>
          <table:table-cell table:style-name="ce252" table:formula="of:=([$Cadre.C21]+[$Cadre.C22]+[$Cadre.C23])/([$Cadre.G13]+[$Cadre.G12]+[$Cadre.G14]+[$Cadre.G15])" office:value-type="string" office:string-value="" calcext:value-type="error">
            <text:p>#DIV/0 !</text:p>
          </table:table-cell>
          <table:table-cell office:value-type="string" calcext:value-type="string">
            <text:p>'=(Créances + Valeurs mobilières de placement + Disponibilités) / (Dettes fournisseurs + Découvert bancaire+Dettes fiscales et sociales + Impôt sur le bénéfice)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Taux d'usure des machines (%)</text:p>
          </table:table-cell>
          <table:table-cell table:style-name="ce98" office:value-type="string" calcext:value-type="string">
            <text:p>A destination des banquiers ou actionnaires. Usure des machines. Si élevée, nécessité de changer les machines</text:p>
          </table:table-cell>
          <table:table-cell table:style-name="ce97" office:value-type="string" calcext:value-type="string">
            <text:p>Idéal &lt; 50%</text:p>
          </table:table-cell>
          <table:table-cell table:style-name="ce253" table:formula="of:=[$Cadre.D12]/[$Cadre.C12]" office:value-type="string" office:string-value="" calcext:value-type="error">
            <text:p>#DIV/0 !</text:p>
          </table:table-cell>
          <table:table-cell office:value-type="string" calcext:value-type="string">
            <text:p>=(perte de valeur subie par le bien / Valeur d'achat)</text:p>
          </table:table-cell>
          <table:table-cell/>
          <table:table-cell table:style-name="ce96"/>
          <table:table-cell table:number-columns-repeated="16375"/>
        </table:table-row>
        <table:table-row table:style-name="ro19" table:visibility="collapse" table:number-rows-repeated="2">
          <table:table-cell table:number-columns-repeated="2"/>
          <table:table-cell table:style-name="ce101" table:number-columns-repeated="3"/>
          <table:table-cell table:number-columns-repeated="16379"/>
        </table:table-row>
        <table:table-row table:style-name="ro19" table:visibility="collapse">
          <table:table-cell table:number-columns-repeated="2"/>
          <table:table-cell table:style-name="ce101" table:number-columns-repeated="3"/>
          <table:table-cell table:style-name="ce103" table:number-columns-spanned="6" table:number-rows-spanned="1"/>
          <table:covered-table-cell table:number-columns-repeated="5"/>
          <table:table-cell table:number-columns-repeated="16373"/>
        </table:table-row>
        <table:table-row table:style-name="ro21">
          <table:table-cell table:style-name="Default" table:number-columns-repeated="5"/>
          <table:table-cell table:number-columns-repeated="16379"/>
        </table:table-row>
        <table:table-row table:style-name="ro19">
          <table:table-cell table:style-name="Default" table:number-columns-repeated="5"/>
          <table:table-cell table:number-columns-repeated="16379"/>
        </table:table-row>
        <table:table-row table:style-name="ro22">
          <table:table-cell table:style-name="ce273" office:value-type="string" calcext:value-type="string" table:number-columns-spanned="1" table:number-rows-spanned="10">
            <text:p>TSIG</text:p>
          </table:table-cell>
          <table:table-cell table:style-name="ce211"/>
          <table:table-cell table:style-name="ce280" office:value-type="string" calcext:value-type="string">
            <text:p>Marge commerciale</text:p>
          </table:table-cell>
          <table:table-cell table:style-name="ce283" table:formula="of:=[$Cadre.G57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ésultat de la politique commerciale</text:p>
          </table:table-cell>
          <table:table-cell table:style-name="ce211" table:number-columns-repeated="5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0" office:value-type="string" calcext:value-type="string">
            <text:p>Production de l'exercice</text:p>
          </table:table-cell>
          <table:table-cell table:style-name="ce283" table:formula="of:=[$Cadre.G61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ésultat de la politique industrielle</text:p>
          </table:table-cell>
          <table:table-cell table:style-name="ce211" table:number-columns-repeated="5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0" office:value-type="string" calcext:value-type="string">
            <text:p>Valeur ajoutée</text:p>
          </table:table-cell>
          <table:table-cell table:style-name="ce283" table:formula="of:=[$Cadre.G64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ichesse créée par l'entreprise</text:p>
          </table:table-cell>
          <table:table-cell table:style-name="ce255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0" office:value-type="string" calcext:value-type="string">
            <text:p>EBE ou IBE</text:p>
          </table:table-cell>
          <table:table-cell table:style-name="ce283" table:formula="of:=[$Cadre.G66]" office:value-type="currency" office:currency="EUR" office:value="0" calcext:value-type="currency">
            <text:p>0,00 €</text:p>
          </table:table-cell>
          <table:table-cell table:style-name="ce244" office:value-type="string" calcext:value-type="string">
            <text:p>Richesse restant une fois les salariés et l'Etat rémunérés</text:p>
          </table:table-cell>
          <table:table-cell table:style-name="ce24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0" office:value-type="string" calcext:value-type="string">
            <text:p>Capacité d'autofinancement : CAF</text:p>
          </table:table-cell>
          <table:table-cell table:style-name="ce283" table:formula="of:=[$Cadre.G79]+[$Cadre.E69]" office:value-type="currency" office:currency="EUR" office:value="0" calcext:value-type="currency">
            <text:p>0,00 €</text:p>
          </table:table-cell>
          <table:table-cell table:style-name="ce245" office:value-type="string" calcext:value-type="string">
            <text:p>=résultat net + DAP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0" office:value-type="string" calcext:value-type="string">
            <text:p>Répartition de la Valeur ajoutée ;</text:p>
          </table:table-cell>
          <table:table-cell table:style-name="ce284"/>
          <table:table-cell table:style-name="ce246"/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1" office:value-type="string" calcext:value-type="string">
            <text:p><text:s text:c="3"/>- Salariés</text:p>
          </table:table-cell>
          <table:table-cell table:style-name="ce285" table:formula="of:=([$Cadre.C37]+[$Cadre.C38]+[$Cadre.C45])/[$Cadre.G64]" office:value-type="string" office:string-value="" calcext:value-type="error">
            <text:p>#DIV/0 !</text:p>
          </table:table-cell>
          <table:table-cell table:style-name="ce247" office:value-type="string" calcext:value-type="string">
            <text:p>=(Charges de personnel+Prime de participation)/VA = A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1" office:value-type="string" calcext:value-type="string">
            <text:p><text:s text:c="3"/>- Etat</text:p>
          </table:table-cell>
          <table:table-cell table:style-name="ce285" table:formula="of:=([$Cadre.C36]+[$Cadre.C46])/[$Cadre.G64]" office:value-type="string" office:string-value="" calcext:value-type="error">
            <text:p>#DIV/0 !</text:p>
          </table:table-cell>
          <table:table-cell table:style-name="ce247" office:value-type="string" calcext:value-type="string">
            <text:p>=(Impôtst et taxes + impôt sur le bénéfice)/VA = B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1" office:value-type="string" calcext:value-type="string">
            <text:p><text:s text:c="3"/>- Banques</text:p>
          </table:table-cell>
          <table:table-cell table:style-name="ce285" table:formula="of:=[$Cadre.C43]/[$Cadre.G64]" office:value-type="string" office:string-value="" calcext:value-type="error">
            <text:p>#DIV/0 !</text:p>
          </table:table-cell>
          <table:table-cell table:style-name="ce247" office:value-type="string" calcext:value-type="string">
            <text:p>=(charges financières/VA) = C</text:p>
          </table:table-cell>
          <table:table-cell table:style-name="ce257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3"/>
          <table:table-cell table:style-name="ce211"/>
          <table:table-cell table:style-name="ce281" office:value-type="string" calcext:value-type="string">
            <text:p><text:s text:c="3"/>- Entreprises</text:p>
          </table:table-cell>
          <table:table-cell table:style-name="ce285" table:formula="of:=1-[.D26]-[.D27]-[.D28]" office:value-type="string" office:string-value="" calcext:value-type="error">
            <text:p>#DIV/0 !</text:p>
          </table:table-cell>
          <table:table-cell table:style-name="ce247" office:value-type="string" calcext:value-type="string">
            <text:p>=VA-A-B-C</text:p>
          </table:table-cell>
          <table:table-cell table:style-name="ce246"/>
          <table:table-cell table:style-name="ce211" table:number-columns-repeated="4"/>
          <table:table-cell table:number-columns-repeated="16374"/>
        </table:table-row>
        <table:table-row table:style-name="ro22" table:number-rows-repeated="4">
          <table:table-cell table:style-name="Default" table:number-columns-repeated="5"/>
          <table:table-cell table:style-name="ce258"/>
          <table:table-cell table:style-name="ce211" table:number-columns-repeated="4"/>
          <table:table-cell table:number-columns-repeated="16374"/>
        </table:table-row>
        <table:table-row table:style-name="ro23" table:number-rows-repeated="1048542">
          <table:table-cell table:number-columns-repeated="16384"/>
        </table:table-row>
        <table:table-row table:style-name="ro23">
          <table:table-cell table:number-columns-repeated="16384"/>
        </table:table-row>
        <calcext:conditional-formats>
          <calcext:conditional-format calcext:target-range-address="ratios.F6:ratios.F6">
            <calcext:condition calcext:apply-style-name="cf1" calcext:value="&lt;0" calcext:base-cell-address="ratios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time-style style:name="N1012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2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ce" style:family="table-cell" style:parent-style-name="Default" style:data-style-name="N0">
      <style:table-cell-properties fo:background-color="transparent" style:vertical-align="automatic"/>
    </style:style>
    <style:style style:name="cf1" style:family="table-cell" style:parent-style-name="Default" style:data-style-name="N0"/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at2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color="#00ccff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09:43:47.9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09-10-16T16:28:37Z</meta:creation-date>
    <dc:date>2025-03-24T09:47:49.552000000</dc:date>
    <meta:print-date>2018-03-12T09:57:49Z</meta:print-date>
    <meta:editing-cycles>107</meta:editing-cycles>
    <meta:editing-duration>PT4H55M2S</meta:editing-duration>
    <meta:document-statistic meta:table-count="2" meta:cell-count="312" meta:object-count="0"/>
    <meta:user-defined meta:name="Info 1"/>
    <meta:user-defined meta:name="Info 2"/>
    <meta:user-defined meta:name="Info 3"/>
    <meta:user-defined meta:name="Info 4"/>
  </office:meta>
</office:document-meta>
</file>